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angal" svg:font-family="Mang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bold" officeooo:rsid="0011099a" officeooo:paragraph-rsid="0011099a" style:font-weight-asian="bold" style:font-weight-complex="bold"/>
    </style:style>
    <style:style style:name="P2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weight="bold" officeooo:rsid="0011099a" officeooo:paragraph-rsid="0011099a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Liberation Serif" fo:font-size="11pt" officeooo:paragraph-rsid="00121b57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Liberation Serif" fo:font-size="11pt" officeooo:rsid="0251a1fb" officeooo:paragraph-rsid="00121b57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Liberation Serif" fo:font-size="12pt" officeooo:rsid="0251a1fb" officeooo:paragraph-rsid="00121b57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Liberation Serif" fo:font-size="12pt" fo:font-weight="bold" officeooo:rsid="00121b57" officeooo:paragraph-rsid="00121b57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200%" fo:text-align="justify" style:justify-single-word="false" style:shadow="none"/>
      <style:text-properties style:font-name="Liberation Serif" fo:font-weight="normal" officeooo:rsid="0011099a" officeooo:paragraph-rsid="001653c9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 style:shadow="none"/>
      <style:text-properties style:font-name="Liberation Serif" fo:font-weight="normal" officeooo:rsid="0011099a" officeooo:paragraph-rsid="0016f3b0" style:font-weight-asian="normal" style:font-weight-complex="normal"/>
    </style:style>
    <style:style style:name="P9" style:family="paragraph" style:parent-style-name="Standard">
      <style:paragraph-properties fo:line-height="200%" fo:text-align="justify" style:justify-single-word="false" style:shadow="none"/>
      <style:text-properties style:font-name="Liberation Serif" fo:font-weight="normal" officeooo:rsid="0011099a" officeooo:paragraph-rsid="0018d84e" style:font-weight-asian="normal" style:font-weight-complex="normal"/>
    </style:style>
    <style:style style:name="T1" style:family="text">
      <style:text-properties fo:font-weight="normal" officeooo:rsid="0344f679" style:font-name-asian="SimSun" style:font-weight-asian="normal" style:font-name-complex="Mang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344f679" style:font-name-asian="DejaVu Serif1" style:font-weight-asian="normal" style:font-name-complex="DejaVu Serif1" style:font-weight-complex="normal"/>
    </style:style>
    <style:style style:name="T4" style:family="text">
      <style:text-properties officeooo:rsid="01f0c07a"/>
    </style:style>
    <style:style style:name="T5" style:family="text">
      <style:text-properties officeooo:rsid="01f0a78b"/>
    </style:style>
    <style:style style:name="T6" style:family="text">
      <style:text-properties officeooo:rsid="021b36f2"/>
    </style:style>
    <style:style style:name="T7" style:family="text">
      <style:text-properties officeooo:rsid="022252b7"/>
    </style:style>
    <style:style style:name="T8" style:family="text">
      <style:text-properties officeooo:rsid="0225ee2f"/>
    </style:style>
    <style:style style:name="T9" style:family="text">
      <style:text-properties officeooo:rsid="0241e8a2"/>
    </style:style>
    <style:style style:name="T10" style:family="text">
      <style:text-properties officeooo:rsid="0232964a"/>
    </style:style>
    <style:style style:name="T11" style:family="text">
      <style:text-properties officeooo:rsid="03103faa"/>
    </style:style>
    <style:style style:name="T12" style:family="text">
      <style:text-properties officeooo:rsid="02453201"/>
    </style:style>
    <style:style style:name="T13" style:family="text">
      <style:text-properties officeooo:rsid="0013a959"/>
    </style:style>
    <style:style style:name="T14" style:family="text">
      <style:text-properties officeooo:rsid="001653c9"/>
    </style:style>
    <style:style style:name="T15" style:family="text">
      <style:text-properties officeooo:rsid="0016f3b0"/>
    </style:style>
    <style:style style:name="T16" style:family="text">
      <style:text-properties officeooo:rsid="0018bbdf"/>
    </style:style>
    <style:style style:name="T17" style:family="text">
      <style:text-properties fo:font-style="italic" officeooo:rsid="0018bbdf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.02.02 / Contrôle de cours sur le début de la séquence consacrée au héros médiéval</text:p>
      <text:p text:style-name="P1"/>
      <text:p text:style-name="P1">(1) Compléter ce texte à trous ( <text:s text:c="10"/>/ 8 points)</text:p>
      <text:p text:style-name="P1"/>
      <text:p text:style-name="P7"><text:span text:style-name="T14"><text:tab/>Le </text:span>Moyen-Age <text:span text:style-name="T14">est une période historique qui commence en ____________________ et qui s’achève en ____________________. Juste avant le Moyen-Age se trouve une autre période historique nommée ____________________.</text:span></text:p>
      <text:p text:style-name="P8"><text:tab/><text:span text:style-name="T15">Une ____________________ est l’histoire des aventures d’un héros. Dans ce type d’histoire, le lecteur trouve deux figures de style : ____________________ qui est une exagération et la ____________________ qui mêle des personnes ou des bâtiments de tailles très différentes.</text:span></text:p>
      <text:p text:style-name="P9"><text:tab/><text:span text:style-name="T16">Dans le cours, nous avons étudié un extrait d’un poème ____________________ (=appartenant au Moyen-Age) nommé </text:span><text:span text:style-name="T17">Beowulf</text:span><text:span text:style-name="T16">. Le héros donne son nom à ce poème, il s’agit donc d’un héros ____________________.</text:span></text:p>
      <text:p text:style-name="P1">(2) Lire l’extrait suivant de Beowulf et répondre à la question posée : <text:span text:style-name="T13">( <text:s text:c="4"/>/ 12 points)</text:span></text:p>
      <text:p text:style-name="P1"/>
      <text:p text:style-name="P3"><text:span text:style-name="T3"><text:tab/>∙</text:span><text:span text:style-name="T1"> </text:span><text:span text:style-name="T4">Le bon guerrier, le parent de Higelac, se souvint alors, </text:span><text:line-break/><text:tab/><text:span text:style-name="T3">∙</text:span><text:span text:style-name="T1"> </text:span><text:span text:style-name="T5">de son discours de la veille au soir. Il se leva bien droit</text:span><text:line-break/>760<text:tab/><text:span text:style-name="T3">∙</text:span><text:span text:style-name="T1"> </text:span><text:span text:style-name="T6">et le serra fortement. Des doigts éclatèrent.</text:span><text:line-break/><text:tab/><text:span text:style-name="T3">∙</text:span><text:span text:style-name="T1"> </text:span><text:span text:style-name="T7">Le géant tenta de s'échapper, le noble s'avança d'un pas.</text:span><text:line-break/><text:tab/><text:span text:style-name="T3">∙</text:span><text:span text:style-name="T1"> </text:span><text:span text:style-name="T8">Le célèbre Grendel se dit que lorsqu'il parviendrait à s'enfuir,</text:span><text:line-break/><text:tab/><text:span text:style-name="T3">∙</text:span><text:span text:style-name="T1"> </text:span><text:span text:style-name="T9">il volerait jusqu'en un lieu situé plus à l'écart et loin de cet endroit</text:span><text:line-break/><text:tab/><text:span text:style-name="T3">∙</text:span><text:span text:style-name="T1"> </text:span><text:span text:style-name="T10">et qu'il fuirait dans son refuge des marais. Il savait que le contrôle de ses doigts</text:span><text:line-break/>765<text:tab/><text:span text:style-name="T3">∙</text:span><text:span text:style-name="T1"> </text:span><text:span text:style-name="T11">dépendait de la poigne d'une personne féroce. Quel mauvais voyage</text:span><text:line-break/><text:tab/><text:span text:style-name="T3">∙</text:span><text:span text:style-name="T1"> </text:span><text:span text:style-name="T12">l'ennemi pernicieux avait-il entrepris en venant à Heorot !</text:span></text:p>
      <text:p text:style-name="P4"><text:tab/><text:span text:style-name="T3">∙</text:span><text:span text:style-name="T1"> </text:span>Quel vacarme dans la somptueuse grand'salle ! Chez tous les Danois,</text:p>
      <text:p text:style-name="P4"><text:tab/><text:span text:style-name="T3">∙</text:span><text:span text:style-name="T1"> —</text:span> habitants des forteresses — chez chacun de ces braves,</text:p>
      <text:p text:style-name="P4"><text:tab/><text:span text:style-name="T3">∙</text:span><text:span text:style-name="T1"> </text:span>chez les nobles, grandit un sentiment de pure terreur. Les deux féroces</text:p>
      <text:p text:style-name="P4">770<text:tab/><text:span text:style-name="T3">∙</text:span><text:span text:style-name="T1"> </text:span>gardiens de la demeure étaient tous deux en proie à la colère. Le tumulte <text:span text:style-name="T2">agitait la bâtisse.</text:span></text:p>
      <text:p text:style-name="P5"><text:span text:style-name="T2"/></text:p>
      <text:p text:style-name="P6">Qui sont les « deux féroces gardiens de la demeure » ? Pourquoi cette expression est-elle importante pour comprendre le text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angal" svg:font-family="Mang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20:47:13.998363423</meta:creation-date>
    <dc:date>2021-02-01T21:02:56.042585743</dc:date>
    <meta:editing-duration>PT15M36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23" meta:character-count="1949" meta:non-whitespace-character-count="1608"/>
  </office:meta>
</office:document-meta>
</file>